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34a0" officeooo:paragraph-rsid="001a34a0"/>
    </style:style>
    <style:style style:name="P2" style:family="paragraph" style:parent-style-name="Standard">
      <style:text-properties officeooo:rsid="001a34a0" officeooo:paragraph-rsid="001abd61"/>
    </style:style>
    <style:style style:name="P3" style:family="paragraph" style:parent-style-name="Standard">
      <style:text-properties fo:font-weight="bold" officeooo:rsid="001a34a0" officeooo:paragraph-rsid="001a34a0" style:font-weight-asian="bold" style:font-weight-complex="bold"/>
    </style:style>
    <style:style style:name="P4" style:family="paragraph" style:parent-style-name="Standard">
      <style:text-properties fo:font-weight="bold" officeooo:rsid="001abd61" officeooo:paragraph-rsid="001abd61" style:font-weight-asian="bold" style:font-weight-complex="bold"/>
    </style:style>
    <style:style style:name="P5" style:family="paragraph" style:parent-style-name="Standard">
      <style:text-properties officeooo:rsid="001a34a0" officeooo:paragraph-rsid="001a34a0"/>
    </style:style>
    <style:style style:name="P6" style:family="paragraph" style:parent-style-name="Standard">
      <style:text-properties officeooo:rsid="001a34a0" officeooo:paragraph-rsid="001abd61"/>
    </style:style>
    <style:style style:name="P7" style:family="paragraph" style:parent-style-name="Standard">
      <style:text-properties officeooo:rsid="001b8456" officeooo:paragraph-rsid="001b8456"/>
    </style:style>
    <style:style style:name="T1" style:family="text">
      <style:text-properties officeooo:rsid="001abd61"/>
    </style:style>
    <style:style style:name="T2" style:family="text">
      <style:text-properties fo:font-weight="bold" style:font-weight-asian="bold" style:font-weight-complex="bold"/>
    </style:style>
    <style:style style:name="T3" style:family="text">
      <style:text-properties fo:font-weight="bold" officeooo:rsid="001abd61" style:font-weight-asian="bold" style:font-weight-complex="bold"/>
    </style:style>
    <style:style style:name="T4"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rabaje en Ubuntu 14.04 LTS, desde la linea de comandos, use strace, elegí el programa Hola mundo, pues yo mismo lo diseñe y era de lo mas sencillo (use el entorno de Ruby) </text:p>
      <text:p text:style-name="P1"/>
      <text:p text:style-name="P1">open("Hola.rb", O_RDONLY|O_LARGEFILE) <text:s text:c="2"/>= 5 <text:s text:c="3"/></text:p>
      <text:p text:style-name="P1">fstat64(5, {st_mode=S_IFREG|0664, st_size=17, ...}) = 0 </text:p>
      <text:p text:style-name="P1">ioctl(5, SNDCTL_TMR_TIMEBASE or SNDRV_TIMER_IOCTL_NEXT_DEVICE or TCGETS, 0xbf8fec48) = -1 ENOTTY (Inappropriate ioctl for device) </text:p>
      <text:p text:style-name="P1">fstat64(5, {st_mode=S_IFREG|0664, st_size=17, ...}) = 0 </text:p>
      <text:p text:style-name="P2"><text:span text:style-name="T2">; </text:span><text:span text:style-name="T3">abre el archivo en modo solo lectura y lo identifica con el número cinco</text:span></text:p>
      <text:p text:style-name="P4"/>
      <text:p text:style-name="P1">read(5, "puts\"Hola mundo\"\n", 8192) <text:s text:c="2"/>= 17 </text:p>
      <text:p text:style-name="P1">read(5, "", 8192) <text:s text:c="22"/>= 0 </text:p>
      <text:p text:style-name="P1">close(5) <text:s text:c="31"/>= 0 </text:p>
      <text:p text:style-name="P3">; <text:span text:style-name="T1">Lee el contenido del archivo y lo cierra</text:span></text:p>
      <text:p text:style-name="P1"/>
      <text:p text:style-name="P1">getcwd("/home/andrewbse/Escritorio/programasRuby", 200) = 41 </text:p>
      <text:p text:style-name="P1">lstat64("/home", {st_mode=S_IFDIR|0755, st_size=4096, ...}) = 0 </text:p>
      <text:p text:style-name="P1">lstat64("/home/andrewbse", {st_mode=S_IFDIR|0755, st_size=4096, ...}) = 0 </text:p>
      <text:p text:style-name="P1">lstat64("/home/andrewbse/Escritorio", {st_mode=S_IFDIR|0755, st_size=4096, ...}) = 0 </text:p>
      <text:p text:style-name="P1">lstat64("/home/andrewbse/Escritorio/programasRuby", {st_mode=S_IFDIR|0775, st_size=4096, ...}) = 0 </text:p>
      <text:p text:style-name="P1">lstat64("/home/andrewbse/Escritorio/programasRuby/Hola.rb", {st_mode=S_IFREG|0664, st_size=17, ...}) = 0 </text:p>
      <text:p text:style-name="P1">open("/proc/self/maps", O_RDONLY|O_CLOEXEC) = 5 </text:p>
      <text:p text:style-name="P1">getrlimit(RLIMIT_STACK, {rlim_cur=8192*1024, rlim_max=RLIM_INFINITY}) = 0 </text:p>
      <text:p text:style-name="P1">fstat64(5, {st_mode=S_IFREG|0444, st_size=0, ...}) = 0 </text:p>
      <text:p text:style-name="P1">mmap2(NULL, 4096, PROT_READ|PROT_WRITE, MAP_PRIVATE|MAP_ANONYMOUS, -1, 0) = 0xb778f000 </text:p>
      <text:p text:style-name="P1">read(5, "08048000-08049000 r-xp 00000000 "..., 1024) = 1024 </text:p>
      <text:p text:style-name="P1">read(5, "rw-p 00000000 00:00 0 \nb7391000-"..., 1024) = 1024 </text:p>
      <text:p text:style-name="P1">read(5, ":01 6558024 <text:s text:c="3"/>/lib/i386-linux-g"..., 1024) = 1024 </text:p>
      <text:p text:style-name="P1">read(5, "000 00:00 0 \nb7799000-b779c000 r"..., 1024) = 549 </text:p>
      <text:p text:style-name="P1">close(5) <text:s text:c="31"/>= 0 </text:p>
      <text:p text:style-name="P2">munmap(0xb778f000, 4096) <text:s text:c="15"/>= 0 </text:p>
      <text:p text:style-name="P3">; <text:span text:style-name="T1">Busca la ruta del archivo, lo identifica, lo cierra y “mapea” el contenido del mismo</text:span></text:p>
      <text:p text:style-name="P3"/>
      <text:p text:style-name="P1">sched_getaffinity(2957, 32, {3}) <text:s text:c="7"/>= 4 </text:p>
      <text:p text:style-name="P1">write(1, "Hola mundo", 10Hola mundo) <text:s text:c="13"/>= 10 </text:p>
      <text:p text:style-name="P1">write(1, "\n", 1 </text:p>
      <text:p text:style-name="P2">)</text:p>
      <text:p text:style-name="P2"/>
      <text:p text:style-name="P2"><text:span text:style-name="T2">; </text:span><text:span text:style-name="T3">Por ultimo “imprime” en la pantalla el resultado de la ejecución del programa</text:span> <text:s/></text:p>
      <text:p text:style-name="P2"/>
      <text:p text:style-name="P7">Observaciones:</text:p>
      <text:p text:style-name="P7"/>
      <text:p text:style-name="P7"><text:tab/>Hay muchos códigos que aun no logro comprender del todo, sin embargo lo trate de iterpretar lo mejor que pude, por ejemplo no me quedo bien claro como es que funcionan <text:span text:style-name="T2">fstat64, lstat64 </text:span><text:span text:style-name="T4">y</text:span><text:span text:style-name="T2"> getrlimit </text:span><text:span text:style-name="T4">entre otros muchos comandos que muestra </text:span><text:span text:style-name="T2">strace</text:span><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11:55:14.692241370</meta:creation-date>
    <dc:date>2018-02-26T15:54:22.863986905</dc:date>
    <meta:editing-duration>PT14M12S</meta:editing-duration>
    <meta:editing-cycles>2</meta:editing-cycles>
    <meta:generator>LibreOffice/4.2.8.2$Linux_x86 LibreOffice_project/420m0$Build-2</meta:generator>
    <meta:document-statistic meta:table-count="0" meta:image-count="0" meta:object-count="0" meta:page-count="1" meta:paragraph-count="34" meta:word-count="287" meta:character-count="2335" meta:non-whitespace-character-count="1923"/>
  </office:meta>
</office:document-meta>
</file>